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15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21.31cm"/>
    </style:style>
    <style:style style:name="co12" style:family="table-column">
      <style:table-column-properties fo:break-before="auto" style:column-width="2.254cm"/>
    </style:style>
    <style:style style:name="co13" style:family="table-column">
      <style:table-column-properties fo:break-before="auto" style:column-width="0.91cm"/>
    </style:style>
    <style:style style:name="co14" style:family="table-column">
      <style:table-column-properties fo:break-before="auto" style:column-width="2.272cm"/>
    </style:style>
    <style:style style:name="co15" style:family="table-column">
      <style:table-column-properties fo:break-before="auto" style:column-width="3.886cm"/>
    </style:style>
    <style:style style:name="co16" style:family="table-column">
      <style:table-column-properties fo:break-before="auto" style:column-width="3.3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5.11cm"/>
    </style:style>
    <style:style style:name="co19" style:family="table-column">
      <style:table-column-properties fo:break-before="auto" style:column-width="4.277cm"/>
    </style:style>
    <style:style style:name="co20" style:family="table-column">
      <style:table-column-properties fo:break-before="auto" style:column-width="5.345cm"/>
    </style:style>
    <style:style style:name="co21" style:family="table-column">
      <style:table-column-properties fo:break-before="auto" style:column-width="2.863cm"/>
    </style:style>
    <style:style style:name="co22" style:family="table-column">
      <style:table-column-properties fo:break-before="auto" style:column-width="0.422cm"/>
    </style:style>
    <style:style style:name="co23" style:family="table-column">
      <style:table-column-properties fo:break-before="auto" style:column-width="0.982cm"/>
    </style:style>
    <style:style style:name="co24" style:family="table-column">
      <style:table-column-properties fo:break-before="auto" style:column-width="0.39cm"/>
    </style:style>
    <style:style style:name="co25" style:family="table-column">
      <style:table-column-properties fo:break-before="auto" style:column-width="5.115cm"/>
    </style:style>
    <style:style style:name="co26" style:family="table-column">
      <style:table-column-properties fo:break-before="auto" style:column-width="5.265cm"/>
    </style:style>
    <style:style style:name="co27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6.682cm"/>
    </style:style>
    <style:style style:name="co29" style:family="table-column">
      <style:table-column-properties fo:break-before="auto" style:column-width="1.494cm"/>
    </style:style>
    <style:style style:name="co30" style:family="table-column">
      <style:table-column-properties fo:break-before="auto" style:column-width="4.872cm"/>
    </style:style>
    <style:style style:name="co31" style:family="table-column">
      <style:table-column-properties fo:break-before="auto" style:column-width="6.369cm"/>
    </style:style>
    <style:style style:name="co32" style:family="table-column">
      <style:table-column-properties fo:break-before="auto" style:column-width="2.672cm"/>
    </style:style>
    <style:style style:name="co33" style:family="table-column">
      <style:table-column-properties fo:break-before="auto" style:column-width="1.813cm"/>
    </style:style>
    <style:style style:name="co34" style:family="table-column">
      <style:table-column-properties fo:break-before="auto" style:column-width="1.766cm"/>
    </style:style>
    <style:style style:name="co35" style:family="table-column">
      <style:table-column-properties fo:break-before="auto" style:column-width="0.706cm"/>
    </style:style>
    <style:style style:name="co36" style:family="table-column">
      <style:table-column-properties fo:break-before="auto" style:column-width="7.036cm"/>
    </style:style>
    <style:style style:name="co37" style:family="table-column">
      <style:table-column-properties fo:break-before="auto" style:column-width="2.933cm"/>
    </style:style>
    <style:style style:name="co38" style:family="table-column">
      <style:table-column-properties fo:break-before="auto" style:column-width="2.6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1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84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4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61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1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0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5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8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1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2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3" style:family="table-cell" style:parent-style-name="Default" style:data-style-name="N36">
      <style:table-cell-properties style:rotation-align="none"/>
    </style:style>
    <style:style style:name="ce150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69" style:family="table-cell" style:parent-style-name="Default" style:data-style-name="N36"/>
    <style:style style:name="ce15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55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3.959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4a7ebb" draw:fill="none" draw:textarea-vertical-align="top" draw:auto-grow-height="false" fo:min-height="14.1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3" style:family="graphic">
      <style:graphic-properties draw:stroke="solid" svg:stroke-width="0cm" svg:stroke-color="#4a7ebb" draw:fill="none" draw:textarea-vertical-align="top" draw:auto-grow-height="false" fo:min-height="13.788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4" style:family="graphic">
      <style:graphic-properties draw:stroke="solid" svg:stroke-width="0cm" svg:stroke-color="#4a7ebb" draw:fill="none" draw:textarea-vertical-align="top" draw:auto-grow-height="false" fo:min-height="13.78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5" style:family="graphic">
      <style:graphic-properties draw:stroke="solid" svg:stroke-width="0cm" svg:stroke-color="#4a7ebb" draw:fill="none" draw:textarea-vertical-align="top" draw:auto-grow-height="false" fo:min-height="13.72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6" style:family="graphic">
      <style:graphic-properties draw:stroke="solid" svg:stroke-width="0cm" svg:stroke-color="#4a7ebb" draw:fill="none" draw:textarea-vertical-align="top" draw:auto-grow-height="false" fo:min-height="13.785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7" style:family="graphic">
      <style:graphic-properties draw:stroke="solid" svg:stroke-width="0cm" svg:stroke-color="#4a7ebb" draw:fill="none" draw:textarea-vertical-align="top" draw:auto-grow-height="false" fo:min-height="13.788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8" style:family="graphic">
      <style:graphic-properties draw:stroke="solid" svg:stroke-width="0cm" svg:stroke-color="#4a7ebb" draw:fill="none" draw:textarea-vertical-align="top" draw:auto-grow-height="false" fo:min-height="13.72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9" style:family="graphic">
      <style:graphic-properties draw:stroke="solid" svg:stroke-width="0cm" svg:stroke-color="#4a7ebb" draw:fill="none" draw:textarea-vertical-align="top" draw:auto-grow-height="false" fo:min-height="13.664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0" style:family="graphic">
      <style:graphic-properties draw:stroke="solid" svg:stroke-width="0cm" svg:stroke-color="#4a7ebb" draw:fill="none" draw:textarea-vertical-align="top" draw:auto-grow-height="false" fo:min-height="13.662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1" style:family="graphic">
      <style:graphic-properties draw:stroke="solid" svg:stroke-width="0cm" svg:stroke-color="#4a7ebb" draw:fill="none" draw:textarea-vertical-align="top" draw:auto-grow-height="false" fo:min-height="13.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2" style:family="graphic">
      <style:graphic-properties draw:stroke="solid" svg:stroke-width="0cm" svg:stroke-color="#4a7ebb" draw:fill="none" draw:textarea-vertical-align="top" draw:auto-grow-height="false" fo:min-height="13.537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"/>
        <table:table-column table:style-name="co7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SALİH KAYMAK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style-name="ce3"/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KİRA HESAP ÖZETİ</text:p>
          </table:table-cell>
          <table:table-cell table:number-columns-repeated="61"/>
        </table:table-row>
        <table:table-row table:style-name="ro1">
          <table:table-cell table:number-columns-repeated="4"/>
          <table:table-cell table:style-name="ce51" office:value-type="string" calcext:value-type="string">
            <text:p>Kira Bedeli</text:p>
          </table:table-cell>
          <table:table-cell table:style-name="ce61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1"/>
          <table:table-cell table:style-name="ce61"/>
          <table:table-cell table:style-name="ce62"/>
          <table:table-cell table:number-columns-repeated="57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/>
          <table:table-cell table:style-name="ce9"/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 table:number-columns-repeated="2"/>
          <table:table-cell table:number-columns-repeated="58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800" calcext:value-type="float">
            <text:p>2.800,00</text:p>
          </table:table-cell>
          <table:table-cell table:formula="of:=[.G8]+[.E9]-[.F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9]+[.E10]-[.F10]" office:value-type="float" office:value="2800" calcext:value-type="float">
            <text:p>28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0]+[.E11]-[.F11]" office:value-type="float" office:value="5600" calcext:value-type="float">
            <text:p>56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1]+[.E12]-[.F12]" office:value-type="float" office:value="8400" calcext:value-type="float">
            <text:p>84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2]+[.E13]-[.F13]" office:value-type="float" office:value="11200" calcext:value-type="float">
            <text:p>112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3]+[.E14]-[.F14]" office:value-type="float" office:value="14000" calcext:value-type="float">
            <text:p>14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4]+[.E15]-[.F15]" office:value-type="float" office:value="16800" calcext:value-type="float">
            <text:p>168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5]+[.E16]-[.F16]" office:value-type="float" office:value="19600" calcext:value-type="float">
            <text:p>196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6]+[.E17]-[.F17]" office:value-type="float" office:value="22400" calcext:value-type="float">
            <text:p>224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7]+[.E18]-[.F18]" office:value-type="float" office:value="25200" calcext:value-type="float">
            <text:p>252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8]+[.E19]-[.F19]" office:value-type="float" office:value="28000" calcext:value-type="float">
            <text:p>28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table:formula="of:=[.G19]+[.E20]-[.F20]" office:value-type="float" office:value="30800" calcext:value-type="float">
            <text:p>30800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2023" calcext:value-type="float">
            <text:p>2023</text:p>
          </table:table-cell>
          <table:table-cell table:style-name="ce18" office:value-type="string" calcext:value-type="string">
            <text:p>Kira Bedeli + Mart Tüfe Ort 12</text:p>
          </table:table-cell>
          <table:table-cell table:style-name="ce18" office:value-type="float" office:value="55" calcext:value-type="float">
            <text:p>55</text:p>
          </table:table-cell>
          <table:table-cell table:style-name="ce56" table:formula="of:=[.F37]*[.D21]/100" office:value-type="float" office:value="782.44794647247" calcext:value-type="float">
            <text:p>782,45</text:p>
          </table:table-cell>
          <table:table-cell table:style-name="ce56" table:formula="of:=[.F37]+[.E21]" office:value-type="float" office:value="2205.08057642241" calcext:value-type="float">
            <text:p>2.205,08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float" office:value="2023" calcext:value-type="float">
            <text:p>2023</text:p>
          </table:table-cell>
          <table:table-cell table:style-name="ce18" office:value-type="string" calcext:value-type="string">
            <text:p>Kira Bedeli + Mart Tüfe</text:p>
          </table:table-cell>
          <table:table-cell table:style-name="ce18" office:value-type="float" office:value="70" calcext:value-type="float">
            <text:p>70</text:p>
          </table:table-cell>
          <table:table-cell table:style-name="ce56" table:formula="of:=[.F39]*[.D22]/100" office:value-type="float" office:value="700" calcext:value-type="float">
            <text:p>700,00</text:p>
          </table:table-cell>
          <table:table-cell table:style-name="ce56" table:formula="of:=[.F39]+[.E22]" office:value-type="float" office:value="1700" calcext:value-type="float">
            <text:p>1.700,00</text:p>
          </table:table-cell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 table:number-columns-repeated="2"/>
          <table:table-cell table:number-columns-repeated="58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21]+[.E24]-[.F2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24]+[.E25]-[.F2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25]+[.E26]-[.F2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26]+[.E27]-[.F2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27]+[.E28]-[.F2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28]+[.E29]-[.F2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29]+[.E30]-[.F3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30]+[.E31]-[.F31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31]+[.E32]-[.F32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32]+[.E33]-[.F3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33]+[.E34]-[.F3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office:value-type="float" office:value="1650" calcext:value-type="float">
            <text:p>1650</text:p>
          </table:table-cell>
          <table:table-cell table:style-name="ce54" office:value-type="float" office:value="1650" calcext:value-type="float">
            <text:p>1650</text:p>
          </table:table-cell>
          <table:table-cell table:formula="of:=[.G34]+[.E35]-[.F3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2022" calcext:value-type="float">
            <text:p>2022</text:p>
          </table:table-cell>
          <table:table-cell table:style-name="ce18" office:value-type="string" calcext:value-type="string">
            <text:p>Kira Bedeli + Mart Tüfe Ort 12</text:p>
          </table:table-cell>
          <table:table-cell table:style-name="ce18" office:value-type="float" office:value="29.88" calcext:value-type="float">
            <text:p>29,88</text:p>
          </table:table-cell>
          <table:table-cell table:style-name="ce56" table:formula="of:=[.F51]*[.D36]/100" office:value-type="float" office:value="256.824287094006" calcext:value-type="float">
            <text:p>256,82</text:p>
          </table:table-cell>
          <table:table-cell table:style-name="ce56" table:formula="of:=[.F51]+[.E36]" office:value-type="float" office:value="1116.34332020648" calcext:value-type="float">
            <text:p>1.116,34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float" office:value="2022" calcext:value-type="float">
            <text:p>2022</text:p>
          </table:table-cell>
          <table:table-cell table:style-name="ce18" office:value-type="string" calcext:value-type="string">
            <text:p>Kira Bedeli + Mart Tüfe</text:p>
          </table:table-cell>
          <table:table-cell table:style-name="ce18" office:value-type="float" office:value="61.14" calcext:value-type="float">
            <text:p>61,14</text:p>
          </table:table-cell>
          <table:table-cell table:style-name="ce56" table:formula="of:=[.F52]*[.D37]/100" office:value-type="float" office:value="539.777578473002" calcext:value-type="float">
            <text:p>539,78</text:p>
          </table:table-cell>
          <table:table-cell table:style-name="ce56" table:formula="of:=[.F52]+[.E37]" office:value-type="float" office:value="1422.63262994994" calcext:value-type="float">
            <text:p>1.422,63</text:p>
          </table:table-cell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 table:number-columns-repeated="2"/>
          <table:table-cell table:number-columns-repeated="58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35]+[.E39]-[.F3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39]+[.E40]-[.F4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0]+[.E41]-[.F41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1]+[.E42]-[.F42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2]+[.E43]-[.F4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3]+[.E44]-[.F4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4]+[.E45]-[.F4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5]+[.E46]-[.F4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6]+[.E47]-[.F4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7]+[.E48]-[.F4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8]+[.E49]-[.F4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4" office:value-type="float" office:value="1000" calcext:value-type="float">
            <text:p>1000</text:p>
          </table:table-cell>
          <table:table-cell table:formula="of:=[.G49]+[.E50]-[.F5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2021" calcext:value-type="float">
            <text:p>2021</text:p>
          </table:table-cell>
          <table:table-cell table:style-name="ce18" office:value-type="string" calcext:value-type="string">
            <text:p>Kira Bedeli + Mart Tüfe Ort 12</text:p>
          </table:table-cell>
          <table:table-cell table:style-name="ce18" office:value-type="float" office:value="13.18" calcext:value-type="float">
            <text:p>13,18</text:p>
          </table:table-cell>
          <table:table-cell table:style-name="ce56" table:formula="of:=[.F66]*[.D51]/100" office:value-type="float" office:value="100.092426722233" calcext:value-type="float">
            <text:p>100,09</text:p>
          </table:table-cell>
          <table:table-cell table:style-name="ce56" table:formula="of:=[.F66]+[.E51]" office:value-type="float" office:value="859.51903311247" calcext:value-type="float">
            <text:p>859,52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float" office:value="2021" calcext:value-type="float">
            <text:p>2021</text:p>
          </table:table-cell>
          <table:table-cell table:style-name="ce18" office:value-type="string" calcext:value-type="string">
            <text:p>Kira Bedeli + Mart Tüfe</text:p>
          </table:table-cell>
          <table:table-cell table:style-name="ce18" office:value-type="float" office:value="16.19" calcext:value-type="float">
            <text:p>16,19</text:p>
          </table:table-cell>
          <table:table-cell table:style-name="ce56" table:formula="of:=[.F67]*[.D52]/100" office:value-type="float" office:value="123.017671773919" calcext:value-type="float">
            <text:p>123,02</text:p>
          </table:table-cell>
          <table:table-cell table:style-name="ce56" table:formula="of:=[.F67]+[.E52]" office:value-type="float" office:value="882.855051476942" calcext:value-type="float">
            <text:p>882,86</text:p>
          </table:table-cell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 table:number-columns-repeated="2"/>
          <table:table-cell table:number-columns-repeated="58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50]+[.E54]-[.F5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54]+[.E55]-[.F5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55]+[.E56]-[.F5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56]+[.E57]-[.F5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57]+[.E58]-[.F5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58]+[.E59]-[.F5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59]+[.E60]-[.F6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60]+[.E61]-[.F61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61]+[.E62]-[.F62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62]+[.E63]-[.F6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63]+[.E64]-[.F6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54" office:value-type="float" office:value="900" calcext:value-type="float">
            <text:p>900</text:p>
          </table:table-cell>
          <table:table-cell table:formula="of:=[.G64]+[.E65]-[.F6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2020" calcext:value-type="float">
            <text:p>2020</text:p>
          </table:table-cell>
          <table:table-cell table:style-name="ce18" office:value-type="string" calcext:value-type="string">
            <text:p>Kira Bedeli + Mart Tüfe Ort 12</text:p>
          </table:table-cell>
          <table:table-cell table:style-name="ce18" office:value-type="float" office:value="13.33" calcext:value-type="float">
            <text:p>13,33</text:p>
          </table:table-cell>
          <table:table-cell table:style-name="ce56" table:formula="of:=[.F81]*[.D66]/100" office:value-type="float" office:value="89.3245977515385" calcext:value-type="float">
            <text:p>89,32</text:p>
          </table:table-cell>
          <table:table-cell table:style-name="ce56" table:formula="of:=[.F81]+[.E66]" office:value-type="float" office:value="759.426606390237" calcext:value-type="float">
            <text:p>759,43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float" office:value="2020" calcext:value-type="float">
            <text:p>2020</text:p>
          </table:table-cell>
          <table:table-cell table:style-name="ce18" office:value-type="string" calcext:value-type="string">
            <text:p>Kira Bedeli + Mart Tüfe</text:p>
          </table:table-cell>
          <table:table-cell table:style-name="ce18" office:value-type="float" office:value="11.86" calcext:value-type="float">
            <text:p>11,86</text:p>
          </table:table-cell>
          <table:table-cell table:style-name="ce56" table:formula="of:=[.F82]*[.D67]/100" office:value-type="float" office:value="80.5620536677798" calcext:value-type="float">
            <text:p>80,56</text:p>
          </table:table-cell>
          <table:table-cell table:style-name="ce56" table:formula="of:=[.F82]+[.E67]" office:value-type="float" office:value="759.837379703023" calcext:value-type="float">
            <text:p>759,84</text:p>
          </table:table-cell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 table:number-columns-repeated="2"/>
          <table:table-cell table:number-columns-repeated="58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65]+[.E69]-[.F6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69]+[.E70]-[.F7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0]+[.E71]-[.F71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1]+[.E72]-[.F72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2]+[.E73]-[.F7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3]+[.E74]-[.F7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4]+[.E75]-[.F7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5]+[.E76]-[.F7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6]+[.E77]-[.F7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7]+[.E78]-[.F7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8]+[.E79]-[.F7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4" office:value-type="float" office:value="800" calcext:value-type="float">
            <text:p>800</text:p>
          </table:table-cell>
          <table:table-cell table:formula="of:=[.G79]+[.E80]-[.F8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2019" calcext:value-type="float">
            <text:p>2019</text:p>
          </table:table-cell>
          <table:table-cell table:style-name="ce18" office:value-type="string" calcext:value-type="string">
            <text:p>Kira Bedeli + Mart Tüfe Ort 12</text:p>
          </table:table-cell>
          <table:table-cell table:style-name="ce18" office:value-type="float" office:value="18.7" calcext:value-type="float">
            <text:p>18,7</text:p>
          </table:table-cell>
          <table:table-cell table:style-name="ce56" table:formula="of:=[.F96]*[.D81]/100" office:value-type="float" office:value="105.567881731623" calcext:value-type="float">
            <text:p>105,57</text:p>
          </table:table-cell>
          <table:table-cell table:style-name="ce56" table:formula="of:=[.F96]+[.E81]" office:value-type="float" office:value="670.102008638698" calcext:value-type="float">
            <text:p>670,10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float" office:value="2019" calcext:value-type="float">
            <text:p>2019</text:p>
          </table:table-cell>
          <table:table-cell table:style-name="ce18" office:value-type="string" calcext:value-type="string">
            <text:p>Kira Bedeli + Mart Tüfe</text:p>
          </table:table-cell>
          <table:table-cell table:style-name="ce18" office:value-type="float" office:value="19.71" calcext:value-type="float">
            <text:p>19,71</text:p>
          </table:table-cell>
          <table:table-cell table:style-name="ce56" table:formula="of:=[.F97]*[.D82]/100" office:value-type="float" office:value="111.841255335015" calcext:value-type="float">
            <text:p>111,84</text:p>
          </table:table-cell>
          <table:table-cell table:style-name="ce56" table:formula="of:=[.F97]+[.E82]" office:value-type="float" office:value="679.275326035243" calcext:value-type="float">
            <text:p>679,28</text:p>
          </table:table-cell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 table:number-columns-repeated="2"/>
          <table:table-cell table:number-columns-repeated="58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80]+[.E84]-[.F8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84]+[.E85]-[.F8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85]+[.E86]-[.F8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86]+[.E87]-[.F8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87]+[.E88]-[.F8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88]+[.E89]-[.F8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89]+[.E90]-[.F9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90]+[.E91]-[.F91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91]+[.E92]-[.F92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92]+[.E93]-[.F9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93]+[.E94]-[.F9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office:value-type="float" office:value="625" calcext:value-type="float">
            <text:p>625</text:p>
          </table:table-cell>
          <table:table-cell table:style-name="ce54" office:value-type="float" office:value="625" calcext:value-type="float">
            <text:p>625</text:p>
          </table:table-cell>
          <table:table-cell table:formula="of:=[.G94]+[.E95]-[.F9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2018" calcext:value-type="float">
            <text:p>2018</text:p>
          </table:table-cell>
          <table:table-cell table:style-name="ce18" office:value-type="string" calcext:value-type="string">
            <text:p>Kira Bedeli + Mart Tüfe Ort 12</text:p>
          </table:table-cell>
          <table:table-cell table:style-name="ce18" office:value-type="float" office:value="11.14" calcext:value-type="float">
            <text:p>11,14</text:p>
          </table:table-cell>
          <table:table-cell table:style-name="ce56" table:formula="of:=[.F111]*[.D96]/100" office:value-type="float" office:value="56.5854793390752" calcext:value-type="float">
            <text:p>56,59</text:p>
          </table:table-cell>
          <table:table-cell table:style-name="ce56" table:formula="of:=[.F111]+[.E96]" office:value-type="float" office:value="564.534126907075" calcext:value-type="float">
            <text:p>564,53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float" office:value="2018" calcext:value-type="float">
            <text:p>2018</text:p>
          </table:table-cell>
          <table:table-cell table:style-name="ce18" office:value-type="string" calcext:value-type="string">
            <text:p>Kira Bedeli + Mart Tüfe</text:p>
          </table:table-cell>
          <table:table-cell table:style-name="ce18" office:value-type="float" office:value="10.23" calcext:value-type="float">
            <text:p>10,23</text:p>
          </table:table-cell>
          <table:table-cell table:style-name="ce56" table:formula="of:=[.F112]*[.D97]/100" office:value-type="float" office:value="52.6612586706281" calcext:value-type="float">
            <text:p>52,66</text:p>
          </table:table-cell>
          <table:table-cell table:style-name="ce56" table:formula="of:=[.F112]+[.E97]" office:value-type="float" office:value="567.434070700228" calcext:value-type="float">
            <text:p>567,43</text:p>
          </table:table-cell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 table:number-columns-repeated="2"/>
          <table:table-cell table:number-columns-repeated="58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95]+[.E99]-[.F9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99]+[.E100]-[.F10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0]+[.E101]-[.F101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1]+[.E102]-[.F102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2]+[.E103]-[.F10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3]+[.E104]-[.F10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4]+[.E105]-[.F10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5]+[.E106]-[.F10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6]+[.E107]-[.F10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7]+[.E108]-[.F10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8]+[.E109]-[.F10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54" office:value-type="float" office:value="550" calcext:value-type="float">
            <text:p>550</text:p>
          </table:table-cell>
          <table:table-cell table:formula="of:=[.G109]+[.E110]-[.F11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2017" calcext:value-type="float">
            <text:p>2017</text:p>
          </table:table-cell>
          <table:table-cell table:style-name="ce18" office:value-type="string" calcext:value-type="string">
            <text:p>Kira Bedeli + Mart Tüfe Ort 12</text:p>
          </table:table-cell>
          <table:table-cell table:style-name="ce18" office:value-type="float" office:value="8.21" calcext:value-type="float">
            <text:p>8,21</text:p>
          </table:table-cell>
          <table:table-cell table:style-name="ce56" table:formula="of:=[.F126]*[.D111]/100" office:value-type="float" office:value="38.538567568" calcext:value-type="float">
            <text:p>38,54</text:p>
          </table:table-cell>
          <table:table-cell table:style-name="ce56" table:formula="of:=[.F126]+[.E111]" office:value-type="float" office:value="507.948647568" calcext:value-type="float">
            <text:p>507,95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float" office:value="2017" calcext:value-type="float">
            <text:p>2017</text:p>
          </table:table-cell>
          <table:table-cell table:style-name="ce18" office:value-type="string" calcext:value-type="string">
            <text:p>Kira Bedeli + Mart Tüfe</text:p>
          </table:table-cell>
          <table:table-cell table:style-name="ce18" office:value-type="float" office:value="11.29" calcext:value-type="float">
            <text:p>11,29</text:p>
          </table:table-cell>
          <table:table-cell table:style-name="ce56" table:formula="of:=[.F127]*[.D112]/100" office:value-type="float" office:value="52.2219880296" calcext:value-type="float">
            <text:p>52,22</text:p>
          </table:table-cell>
          <table:table-cell table:style-name="ce56" table:formula="of:=[.F127]+[.E112]" office:value-type="float" office:value="514.7728120296" calcext:value-type="float">
            <text:p>514,77</text:p>
          </table:table-cell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 table:number-columns-repeated="2"/>
          <table:table-cell table:number-columns-repeated="58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10]+[.E114]-[.F11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14]+[.E115]-[.F11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15]+[.E116]-[.F11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16]+[.E117]-[.F11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17]+[.E118]-[.F11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18]+[.E119]-[.F11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19]+[.E120]-[.F12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20]+[.E121]-[.F121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21]+[.E122]-[.F122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22]+[.E123]-[.F12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23]+[.E124]-[.F12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4" office:value-type="float" office:value="500" calcext:value-type="float">
            <text:p>500</text:p>
          </table:table-cell>
          <table:table-cell table:formula="of:=[.G124]+[.E125]-[.F12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2016" calcext:value-type="float">
            <text:p>2016</text:p>
          </table:table-cell>
          <table:table-cell table:style-name="ce18" office:value-type="string" calcext:value-type="string">
            <text:p>Kira Bedeli + Mart Tüfe Ort 12</text:p>
          </table:table-cell>
          <table:table-cell table:style-name="ce18" office:value-type="float" office:value="7.96" calcext:value-type="float">
            <text:p>7,96</text:p>
          </table:table-cell>
          <table:table-cell table:style-name="ce56" table:formula="of:=[.F141]*[.D126]/100" office:value-type="float" office:value="34.61008" calcext:value-type="float">
            <text:p>34,61</text:p>
          </table:table-cell>
          <table:table-cell table:style-name="ce56" table:formula="of:=[.F141]+[.E126]" office:value-type="float" office:value="469.41008" calcext:value-type="float">
            <text:p>469,41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float" office:value="2016" calcext:value-type="float">
            <text:p>2016</text:p>
          </table:table-cell>
          <table:table-cell table:style-name="ce18" office:value-type="string" calcext:value-type="string">
            <text:p>Kira Bedeli + Mart Tüfe</text:p>
          </table:table-cell>
          <table:table-cell table:style-name="ce18" office:value-type="float" office:value="7.46" calcext:value-type="float">
            <text:p>7,46</text:p>
          </table:table-cell>
          <table:table-cell table:style-name="ce56" table:formula="of:=[.F142]*[.D127]/100" office:value-type="float" office:value="32.110824" calcext:value-type="float">
            <text:p>32,11</text:p>
          </table:table-cell>
          <table:table-cell table:style-name="ce56" table:formula="of:=[.F142]+[.E127]" office:value-type="float" office:value="462.550824" calcext:value-type="float">
            <text:p>462,55</text:p>
          </table:table-cell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56" table:number-columns-repeated="2"/>
          <table:table-cell table:number-columns-repeated="58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54" office:value-type="float" office:value="450" calcext:value-type="float">
            <text:p>450</text:p>
          </table:table-cell>
          <table:table-cell table:formula="of:=[.G125]+[.E129]-[.F12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54" office:value-type="float" office:value="450" calcext:value-type="float">
            <text:p>450</text:p>
          </table:table-cell>
          <table:table-cell table:formula="of:=[.G129]+[.E130]-[.F13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54" office:value-type="float" office:value="450" calcext:value-type="float">
            <text:p>450</text:p>
          </table:table-cell>
          <table:table-cell table:formula="of:=[.G130]+[.E131]-[.F131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table:number-columns-repeated="2" table:style-name="Default" office:value-type="float" office:value="450" calcext:value-type="float">
            <text:p>450</text:p>
          </table:table-cell>
          <table:table-cell table:formula="of:=[.G131]+[.E132]-[.F132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54" office:value-type="float" office:value="450" calcext:value-type="float">
            <text:p>450</text:p>
          </table:table-cell>
          <table:table-cell table:formula="of:=[.G132]+[.E133]-[.F13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54" office:value-type="float" office:value="450" calcext:value-type="float">
            <text:p>450</text:p>
          </table:table-cell>
          <table:table-cell table:formula="of:=[.G133]+[.E134]-[.F13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54" office:value-type="float" office:value="450" calcext:value-type="float">
            <text:p>450</text:p>
          </table:table-cell>
          <table:table-cell table:formula="of:=[.G134]+[.E135]-[.F13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table:number-columns-repeated="2" table:style-name="Default" office:value-type="float" office:value="450" calcext:value-type="float">
            <text:p>450</text:p>
          </table:table-cell>
          <table:table-cell table:formula="of:=[.G135]+[.E136]-[.F13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54" office:value-type="float" office:value="450" calcext:value-type="float">
            <text:p>450</text:p>
          </table:table-cell>
          <table:table-cell table:formula="of:=[.G136]+[.E137]-[.F13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54" office:value-type="float" office:value="450" calcext:value-type="float">
            <text:p>450</text:p>
          </table:table-cell>
          <table:table-cell table:formula="of:=[.G137]+[.E138]-[.F13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54" office:value-type="float" office:value="450" calcext:value-type="float">
            <text:p>450</text:p>
          </table:table-cell>
          <table:table-cell table:formula="of:=[.G138]+[.E139]-[.F13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table:number-columns-repeated="2" table:style-name="Default" office:value-type="float" office:value="450" calcext:value-type="float">
            <text:p>450</text:p>
          </table:table-cell>
          <table:table-cell table:formula="of:=[.G139]+[.E140]-[.F14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2015" calcext:value-type="float">
            <text:p>2015</text:p>
          </table:table-cell>
          <table:table-cell table:style-name="ce18" office:value-type="string" calcext:value-type="string">
            <text:p>Kira Bedeli + Mart Tüfe Ort 12</text:p>
          </table:table-cell>
          <table:table-cell table:style-name="ce18" office:value-type="float" office:value="8.7" calcext:value-type="float">
            <text:p>8,7</text:p>
          </table:table-cell>
          <table:table-cell table:style-name="ce9" table:formula="of:=[.E144]*[.D141]/100" office:value-type="float" office:value="34.8" calcext:value-type="float">
            <text:p>34,8</text:p>
          </table:table-cell>
          <table:table-cell table:style-name="ce9" table:formula="of:=[.E144]+[.E141]" office:value-type="float" office:value="434.8" calcext:value-type="float">
            <text:p>434,8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float" office:value="2015" calcext:value-type="float">
            <text:p>2015</text:p>
          </table:table-cell>
          <table:table-cell table:style-name="ce18" office:value-type="string" calcext:value-type="string">
            <text:p>Kira Bedeli + Mart Tüfe </text:p>
          </table:table-cell>
          <table:table-cell table:style-name="ce18" office:value-type="float" office:value="7.61" calcext:value-type="float">
            <text:p>7,61</text:p>
          </table:table-cell>
          <table:table-cell table:style-name="ce9" table:formula="of:=[.E144]*[.D142]/100" office:value-type="float" office:value="30.44" calcext:value-type="float">
            <text:p>30,44</text:p>
          </table:table-cell>
          <table:table-cell table:style-name="ce9" table:formula="of:=[.E144]+[.E142]" office:value-type="float" office:value="430.44" calcext:value-type="float">
            <text:p>430,44</text:p>
          </table:table-cell>
          <table:table-cell table:number-columns-repeated="58"/>
        </table:table-row>
        <table:table-row table:style-name="ro1">
          <table:table-cell/>
          <table:table-cell table:style-name="ce9"/>
          <table:table-cell table:style-name="ce18" table:number-columns-repeated="2"/>
          <table:table-cell table:style-name="ce9" table:number-columns-repeated="2"/>
          <table:table-cell table:number-columns-repeated="58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Nisan 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40]+[.E144]-[.F14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yıs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44]+[.E145]-[.F14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ziran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45]+[.E146]-[.F14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emmuz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46]+[.E147]-[.F14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ğustos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47]+[.E148]-[.F14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ylül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48]+[.E149]-[.F14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Ekim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49]+[.E150]-[.F15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asım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50]+[.E151]-[.F151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alık 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51]+[.E152]-[.F152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Ocak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52]+[.E153]-[.F15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Şubat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53]+[.E154]-[.F15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Mart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4" office:value-type="float" office:value="400" calcext:value-type="float">
            <text:p>400</text:p>
          </table:table-cell>
          <table:table-cell table:formula="of:=[.G154]+[.E155]-[.F155]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26">
          <table:table-cell table:number-columns-repeated="5"/>
          <table:table-cell table:style-name="ce54"/>
          <table:table-cell table:number-columns-repeated="58"/>
        </table:table-row>
        <table:table-row table:style-name="ro1" table:number-rows-repeated="1048335">
          <table:table-cell table:number-columns-repeated="64"/>
        </table:table-row>
        <table:table-row table:style-name="ro2" table:number-rows-repeated="5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enet Borçlu Alacaklı Giriş" table:style-name="ta2">
        <table:table-column table:style-name="co9" table:default-cell-style-name="ce8"/>
        <table:table-column table:style-name="co10" table:default-cell-style-name="ce12"/>
        <table:table-column table:style-name="co11" table:default-cell-style-name="ce8"/>
        <table:table-column table:style-name="co12" table:number-columns-repeated="1021" table:default-cell-style-name="ce8"/>
        <table:table-row table:style-name="ro3">
          <table:table-cell table:style-name="ce76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6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>
          <table:table-cell table:style-name="ce78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84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Adı Soyadı / Unvanı</text:p>
          </table:table-cell>
          <table:table-cell table:style-name="ce84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Adresi</text:p>
          </table:table-cell>
          <table:table-cell table:style-name="ce84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Dairesi</text:p>
          </table:table-cell>
          <table:table-cell table:style-name="ce84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No/TC Kimlik No</text:p>
          </table:table-cell>
          <table:table-cell table:style-name="ce84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table-cell table:style-name="ce78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84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Dairesi</text:p>
          </table:table-cell>
          <table:table-cell table:style-name="ce84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3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3" table:default-cell-style-name="ce5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54"/>
        <table:table-column table:style-name="co18" table:default-cell-style-name="ce32"/>
        <table:table-column table:style-name="co19" table:default-cell-style-name="ce24"/>
        <table:table-column table:style-name="co20" table:default-cell-style-name="ce24"/>
        <table:table-column table:style-name="co21" table:number-columns-repeated="56" table:default-cell-style-name="Default"/>
        <table:table-row table:style-name="ro5">
          <table:table-cell table:style-name="ce87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87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56"/>
        </table:table-row>
        <table:table-row table:style-name="ro5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 " calcext:value-type="string">
            <text:p>Ondörtbin TL 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56"/>
        </table:table-row>
        <table:table-row table:style-name="ro5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56"/>
        </table:table-row>
        <table:table-row table:style-name="ro5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1" table:number-rows-repeated="3">
          <table:table-cell table:style-name="ce8"/>
          <table:table-cell table:style-name="ce23"/>
          <table:table-cell table:style-name="ce87" table:number-columns-repeated="2"/>
          <table:table-cell table:style-name="ce8"/>
          <table:table-cell table:number-columns-repeated="5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Önizleme" table:style-name="ta4"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22" table:default-cell-style-name="ce35"/>
        <table:table-column table:style-name="co12" table:number-columns-repeated="1008" table:default-cell-style-name="ce35"/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0.184cm" table:end-y="0.058cm" draw:z-index="0" draw:name="CustomShape 1" draw:style-name="gr1" draw:text-style-name="P1" svg:width="6.83cm" svg:height="15.11cm" svg:x="3.735cm" svg:y="0.06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9] &amp;&quot;    - Taksit No: &quot; &amp; [.$D4]&amp;&quot;  &quot;" office:value-type="string" office:string-value="Bursa Fabrika Satış Mağazası – Adem Duman    - Taksit No: # 1 #  " calcext:value-type="string" table:number-columns-spanned="1" table:number-rows-spanned="18">
            <text:p>Bursa Fabrika Satış Mağazası – Adem Duman <text:s text:c="3"/>- Taksit No: # 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128" table:number-columns-spanned="4" table:number-rows-spanned="1"/>
          <table:covered-table-cell table:number-columns-repeated="3" table:style-name="ce12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 table:number-columns-repeated="16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0.184cm" table:end-y="0.037cm" draw:z-index="1" draw:name="CustomShape 1" draw:style-name="gr2" draw:text-style-name="P1" svg:width="6.83cm" svg:height="15.251cm" svg:x="3.735cm" svg:y="0.73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22" table:formula="of:=[.$D30] &amp;&quot;    - Taksit No: &quot; &amp; [.$D25]&amp;&quot;  &quot;" office:value-type="string" office:string-value="Bursa Fabrika Satış Mağazası – Adem Duman    - Taksit No: # 2 #  " calcext:value-type="string" table:number-columns-spanned="1" table:number-rows-spanned="18">
            <text:p>Bursa Fabrika Satış Mağazası – Adem Duman <text:s text:c="3"/>- Taksit No: # 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0.184cm" table:end-y="0.051cm" draw:z-index="2" draw:name="CustomShape 1" draw:style-name="gr3" draw:text-style-name="P1" svg:width="6.83cm" svg:height="14.939cm" svg:x="3.735cm" svg:y="0.22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51] &amp;&quot;    - Taksit No: &quot; &amp; [.$D46]&amp;&quot;  &quot;" office:value-type="string" office:string-value="Bursa Fabrika Satış Mağazası – Adem Duman    - Taksit No: # 3 #  " calcext:value-type="string" table:number-columns-spanned="1" table:number-rows-spanned="18">
            <text:p>Bursa Fabrika Satış Mağazası – Adem Duman <text:s text:c="3"/>- Taksit No: # 3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0.184cm" table:end-y="0.052cm" draw:z-index="3" draw:name="CustomShape 1" draw:style-name="gr4" draw:text-style-name="P1" svg:width="6.83cm" svg:height="14.937cm" svg:x="3.735cm" svg:y="0.22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71] &amp;&quot;    - Taksit No: &quot; &amp; [.$D66]&amp;&quot;  &quot;" office:value-type="string" office:string-value="Bursa Fabrika Satış Mağazası – Adem Duman    - Taksit No: # 4 #  " calcext:value-type="string" table:number-columns-spanned="1" table:number-rows-spanned="18">
            <text:p>Bursa Fabrika Satış Mağazası – Adem Duman <text:s text:c="3"/>- Taksit No: # 4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0.184cm" table:end-y="0.052cm" draw:z-index="4" draw:name="CustomShape 1" draw:style-name="gr5" draw:text-style-name="P1" svg:width="6.83cm" svg:height="14.877cm" svg:x="3.735cm" svg:y="0.28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92] &amp;&quot;    - Taksit No: &quot; &amp; [.$D87]&amp;&quot;  &quot;" office:value-type="string" office:string-value="Bursa Fabrika Satış Mağazası – Adem Duman    - Taksit No: # 5 #  " calcext:value-type="string" table:number-columns-spanned="1" table:number-rows-spanned="18">
            <text:p>Bursa Fabrika Satış Mağazası – Adem Duman <text:s text:c="3"/>- Taksit No: # 5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0.185cm" table:end-y="0.038cm" draw:z-index="5" draw:name="CustomShape 1" draw:style-name="gr6" draw:text-style-name="P1" svg:width="6.831cm" svg:height="14.937cm" svg:x="3.735cm" svg:y="0.21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13] &amp;&quot;    - Taksit No: &quot; &amp; [.$D108]&amp;&quot;  &quot;" office:value-type="string" office:string-value="Bursa Fabrika Satış Mağazası – Adem Duman    - Taksit No: # 6 #  " calcext:value-type="string" table:number-columns-spanned="1" table:number-rows-spanned="18">
            <text:p>Bursa Fabrika Satış Mağazası – Adem Duman <text:s text:c="3"/>- Taksit No: # 6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0.185cm" table:end-y="0.038cm" draw:z-index="6" draw:name="CustomShape 1" draw:style-name="gr7" draw:text-style-name="P1" svg:width="6.831cm" svg:height="14.94cm" svg:x="3.735cm" svg:y="0.21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33] &amp;&quot;    - Taksit No: &quot; &amp; [.$D128]&amp;&quot;  &quot;" office:value-type="string" office:string-value="Bursa Fabrika Satış Mağazası – Adem Duman    - Taksit No: # 7 #  " calcext:value-type="string" table:number-columns-spanned="1" table:number-rows-spanned="18">
            <text:p>Bursa Fabrika Satış Mağazası – Adem Duman <text:s text:c="3"/>- Taksit No: # 7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0.185cm" table:end-y="0.038cm" draw:z-index="7" draw:name="CustomShape 1" draw:style-name="gr8" draw:text-style-name="P1" svg:width="6.831cm" svg:height="14.878cm" svg:x="3.735cm" svg:y="0.27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54] &amp;&quot;    - Taksit No: &quot; &amp; [.$D149]&amp;&quot;  &quot;" office:value-type="string" office:string-value="Bursa Fabrika Satış Mağazası – Adem Duman    - Taksit No: # 8 #  " calcext:value-type="string" table:number-columns-spanned="1" table:number-rows-spanned="18">
            <text:p>Bursa Fabrika Satış Mağazası – Adem Duman <text:s text:c="3"/>- Taksit No: # 8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0.185cm" table:end-y="0.038cm" draw:z-index="8" draw:name="CustomShape 1" draw:style-name="gr9" draw:text-style-name="P1" svg:width="6.831cm" svg:height="14.816cm" svg:x="3.735cm" svg:y="0.33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75] &amp;&quot;    - Taksit No: &quot; &amp; [.$D170]&amp;&quot;  &quot;" office:value-type="string" office:string-value="Bursa Fabrika Satış Mağazası – Adem Duman    - Taksit No: # 9 #  " calcext:value-type="string" table:number-columns-spanned="1" table:number-rows-spanned="18">
            <text:p>Bursa Fabrika Satış Mağazası – Adem Duman <text:s text:c="3"/>- Taksit No: # 9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0.185cm" table:end-y="0.038cm" draw:z-index="9" draw:name="CustomShape 1" draw:style-name="gr10" draw:text-style-name="P1" svg:width="6.831cm" svg:height="14.814cm" svg:x="3.735cm" svg:y="0.33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95] &amp;&quot;    - Taksit No: &quot; &amp; [.$D190]&amp;&quot;  &quot;" office:value-type="string" office:string-value="Bursa Fabrika Satış Mağazası – Adem Duman    - Taksit No: # 10 #  " calcext:value-type="string" table:number-columns-spanned="1" table:number-rows-spanned="18">
            <text:p>Bursa Fabrika Satış Mağazası – Adem Duman <text:s text:c="3"/>- Taksit No: # 10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0.185cm" table:end-y="0.038cm" draw:z-index="10" draw:name="CustomShape 1" draw:style-name="gr11" draw:text-style-name="P1" svg:width="6.831cm" svg:height="14.752cm" svg:x="3.735cm" svg:y="0.39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216] &amp;&quot;    - Taksit No: &quot; &amp; [.$D211]&amp;&quot;  &quot;" office:value-type="string" office:string-value="Bursa Fabrika Satış Mağazası – Adem Duman    - Taksit No: # 11 #  " calcext:value-type="string" table:number-columns-spanned="1" table:number-rows-spanned="18">
            <text:p>Bursa Fabrika Satış Mağazası – Adem Duman <text:s text:c="3"/>- Taksit No: # 1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0.185cm" table:end-y="0.039cm" draw:z-index="11" draw:name="CustomShape 1" draw:style-name="gr12" draw:text-style-name="P1" svg:width="6.831cm" svg:height="14.689cm" svg:x="3.735cm" svg:y="0.46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237] &amp;&quot;    - Taksit No: &quot; &amp; [.$D232]&amp;&quot;  &quot;" office:value-type="string" office:string-value="Bursa Fabrika Satış Mağazası – Adem Duman    - Taksit No: # 12 #  " calcext:value-type="string" table:number-columns-spanned="1" table:number-rows-spanned="18">
            <text:p>Bursa Fabrika Satış Mağazası – Adem Duman <text:s text:c="3"/>- Taksit No: # 1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 table:number-rows-repeated="1048299">
          <table:table-cell table:number-columns-repeated="1024"/>
        </table:table-row>
        <table:table-row table:style-name="ro8" table:number-rows-repeated="2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5" table:style-name="ta5">
        <table:table-column table:style-name="co8" table:default-cell-style-name="Default"/>
        <table:table-column table:style-name="co8" table:default-cell-style-name="ce63"/>
        <table:table-column table:style-name="co37" table:default-cell-style-name="ce54"/>
        <table:table-column table:style-name="co8" table:default-cell-style-name="Default"/>
        <table:table-column table:style-name="co38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DEM DUMAN <text:s/>- 2022-2023 Kira ödemesi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Ödeme Tablosu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Nakit <text:s/>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 table:number-columns-repeated="3"/>
          <table:table-cell table:style-name="ce54"/>
          <table:table-cell/>
        </table:table-row>
        <table:table-row table:style-name="ro1">
          <table:table-cell/>
          <table:table-cell table:style-name="Default" office:value-type="string" calcext:value-type="string">
            <text:p>Yapılan Ödemeler</text:p>
          </table:table-cell>
          <table:table-cell/>
          <table:table-cell table:style-name="ce54"/>
          <table:table-cell office:value-type="string" calcext:value-type="string">
            <text:p>Toplam Ödeme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Ödenecek</text:p>
          </table:table-cell>
          <table:table-cell office:value-type="string" calcext:value-type="string">
            <text:p>Ödenen</text:p>
          </table:table-cell>
          <table:table-cell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19]+[.E18]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0]+[.E19]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1]+[.E20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2]+[.E21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3]+[.E22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4]+[.E23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3000" calcext:value-type="float">
            <text:p>3000</text:p>
          </table:table-cell>
          <table:table-cell table:formula="of:=[.D25]+[.E24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6]+[.E25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7]+[.E26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8]+[.E27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9]+[.E28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2022 sonu</text:p>
          </table:table-cell>
          <table:table-cell table:style-name="ce150" office:value-type="date" office:date-value="2022-07-30" calcext:value-type="date">
            <text:p>30.07.2022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5"/>
          <table:table-cell table:style-name="ce155" table:formula="of:=[.D30]+[.E29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2023 kirası</text:p>
          </table:table-cell>
          <table:table-cell table:style-name="ce69" office:value-type="date" office:date-value="2022-08-30" calcext:value-type="date">
            <text:p>30.08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9" office:value-type="date" office:date-value="2022-09-30" calcext:value-type="date">
            <text:p>30.09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9" office:value-type="date" office:date-value="2022-10-30" calcext:value-type="date">
            <text:p>30.10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9" office:value-type="date" office:date-value="2022-11-30" calcext:value-type="date">
            <text:p>30.11.202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percentage-style style:name="N119">
      <number:number number:decimal-places="0" number:min-decimal-places="0" number:min-integer-digits="1"/>
      <number:text>%</number:text>
    </number:percentage-style>
    <number:number-style style:name="N1014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2P0"/>
    </number:number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time-style style:name="N1014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date-style style:name="N10134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3P0"/>
    </number:number-style>
    <number:number-style style:name="N1013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2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9P2" style:volatile="true" number:language="tr" number:country="TR">
      <number:text> </number:text>
      <number:fill-character> </number:fill-character>
      <number:text>- TL </number:text>
    </number:number-style>
    <number:text-style style:name="N10129" number:language="tr" number:country="T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1P0"/>
    </number:number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number-style style:name="N1011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9P0"/>
    </number:number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date-style style:name="N10115" number:language="tr" number:country="TR">
      <number:month number:textual="true"/>
      <number:text>.</number:text>
      <number:year/>
    </number:date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4P2" style:volatile="true" number:language="tr" number:country="TR">
      <number:text> </number:text>
      <number:fill-character> </number:fill-character>
      <number:text>-     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2-03-03T12:46:11.481751865</meta:print-date>
    <dc:date>2023-04-29T15:10:39.131319730</dc:date>
    <meta:editing-cycles>32</meta:editing-cycles>
    <meta:editing-duration>PT17H18M7S</meta:editing-duration>
    <meta:generator>LibreOffice/7.3.7.2$Linux_X86_64 LibreOffice_project/30$Build-2</meta:generator>
    <meta:document-statistic meta:table-count="5" meta:cell-count="1201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